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6ddb" officeooo:paragraph-rsid="00186ddb"/>
    </style:style>
    <style:style style:name="T1" style:family="text">
      <style:text-properties officeooo:rsid="00186d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Pack Opening dispo mais possible de faire deck en cherchant dans nature</text:span></text:p>
      <text:p text:style-name="Standard">- <text:span text:style-name="T1">Pack Opening donne Cartes (ex : Pour carte « Golem de fer » craft suivant : block fer + citrouille = Block de fer avec tag spécial appelé « Golem de fer »</text:span></text:p>
      <text:p text:style-name="Standard">- <text:span text:style-name="T1">Carte craftable</text:span></text:p>
      <text:p text:style-name="Standard">- <text:span text:style-name="T1">Requête de duel</text:span></text:p>
      <text:p text:style-name="P1">- Deck = Inventaire du joueu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26T17:10:13.037000000</dc:date>
    <meta:editing-duration>PT1M57S</meta:editing-duration>
    <meta:editing-cycles>1</meta:editing-cycles>
    <meta:document-statistic meta:table-count="0" meta:image-count="0" meta:object-count="0" meta:page-count="1" meta:paragraph-count="5" meta:word-count="60" meta:character-count="292" meta:non-whitespace-character-count="237"/>
    <meta:generator>LibreOffice/7.4.3.2$Windows_X86_64 LibreOffice_project/1048a8393ae2eeec98dff31b5c133c5f1d08b890</meta:generator>
  </office:meta>
</office:document-meta>
</file>